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svg:stroke-color="#0000cd" draw:fill-color="#0000cd" draw:textarea-horizontal-align="justify" draw:textarea-vertical-align="middle" draw:auto-grow-height="false" fo:min-height="0.5cm" fo:min-width="0.25cm"/>
    </style:style>
    <style:style style:name="gr3" style:family="graphic" style:parent-style-name="standard">
      <style:graphic-properties svg:stroke-color="#228b22" draw:fill-color="#228b22" draw:textarea-horizontal-align="justify" draw:textarea-vertical-align="middle" draw:auto-grow-height="false" fo:min-height="0.5cm" fo:min-width="0.25cm"/>
    </style:style>
    <style:style style:name="gr4" style:family="graphic" style:parent-style-name="standard">
      <style:graphic-properties draw:stroke="dash" draw:stroke-dash="Dash" svg:stroke-width="0.159cm" svg:stroke-color="#000000" draw:marker-start-width="0.438cm" draw:marker-end-width="0.438cm" svg:stroke-linecap="butt" draw:fill="none" draw:fill-color="#000000" draw:textarea-horizontal-align="justify" draw:textarea-vertical-align="middle" draw:auto-grow-height="false" fo:min-height="0.634cm" fo:min-width="0.384cm" fo:padding-top="0.204cm" fo:padding-bottom="0.204cm" fo:padding-left="0.329cm" fo:padding-right="0.329cm"/>
    </style:style>
    <style:style style:name="gr5" style:family="graphic" style:parent-style-name="standard">
      <style:graphic-properties draw:stroke="dash" draw:stroke-dash="Dash" svg:stroke-width="0.159cm" svg:stroke-color="#000000" draw:marker-start-width="0.438cm" draw:marker-end-width="0.438cm" svg:stroke-linecap="butt" draw:fill="none" draw:fill-color="#000000" draw:textarea-horizontal-align="justify" draw:textarea-vertical-align="middle" draw:auto-grow-height="false" fo:min-height="0.476cm" fo:min-width="0.226cm" fo:padding-top="0.204cm" fo:padding-bottom="0.204cm" fo:padding-left="0.329cm" fo:padding-right="0.329cm"/>
    </style:style>
    <style:style style:name="gr6" style:family="graphic" style:parent-style-name="standard">
      <style:graphic-properties svg:stroke-color="#ff0000" draw:fill-color="#ff0000" draw:textarea-horizontal-align="justify" draw:textarea-vertical-align="middle" draw:auto-grow-height="false" fo:min-height="0.5cm" fo:min-width="0.25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9" style:family="graphic" style:parent-style-name="objectwithoutfill">
      <style:graphic-properties svg:stroke-color="#000000" draw:marker-end="Extrémités_20_de_20_flèche_20_2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7.198cm" fo:min-width="5.448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cd"/>
      <style:paragraph-properties fo:text-align="center"/>
    </style:style>
    <style:style style:name="P3" style:family="paragraph">
      <loext:graphic-properties draw:fill-color="#228b22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style:text-properties fo:color="#0000ff" loext:opacity="100%"/>
    </style:style>
    <style:style style:name="P7" style:family="paragraph">
      <loext:graphic-properties draw:fill="none" draw:fill-color="#ffffff"/>
      <style:text-properties fo:color="#0000ff" loext:opacity="100%"/>
    </style:style>
    <style:style style:name="P8" style:family="paragraph">
      <style:text-properties fo:color="#ff0000" loext:opacity="100%"/>
    </style:style>
    <style:style style:name="P9" style:family="paragraph">
      <loext:graphic-properties draw:fill="none" draw:fill-color="#ffffff"/>
      <style:text-properties fo:color="#ff0000" loext:opacity="100%"/>
    </style:style>
    <style:style style:name="P10" style:family="paragraph">
      <style:text-properties fo:color="#228b22" loext:opacity="100%"/>
    </style:style>
    <style:style style:name="P11" style:family="paragraph">
      <loext:graphic-properties draw:fill="none" draw:fill-color="#ffffff"/>
      <style:text-properties fo:color="#228b22" loext:opacity="100%"/>
    </style:style>
    <style:style style:name="P1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75cm" svg:y1="19.75cm" svg:x2="7.5cm" svg:y2="2cm">
          <text:p/>
        </draw:line>
        <draw:custom-shape draw:style-name="gr2" draw:text-style-name="P2" draw:layer="layout" svg:width="0.75cm" svg:height="0.75cm" draw:transform="rotate (0.785398163397448) translate (5.25cm 11.72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5cm" svg:height="0.75cm" draw:transform="rotate (0.785398163397448) translate (6.439cm 11.4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5cm" svg:height="0.75cm" draw:transform="rotate (0.785398163397448) translate (7.689cm 11.28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5cm" svg:height="0.75cm" draw:transform="rotate (0.785398163397448) translate (8.75cm 10.78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5cm" svg:height="0.75cm" draw:transform="rotate (0.785398163397448) translate (9.5cm 11.22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5cm" svg:height="0.75cm" draw:transform="rotate (0.785398163397448) translate (10.75cm 10.78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5cm" svg:height="0.75cm" draw:transform="rotate (0.785398163397448) translate (12.25cm 11.03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5cm" svg:height="0.75cm" draw:transform="rotate (0.785398163397448) translate (13.439cm 11.28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5cm" svg:height="0.75cm" draw:transform="rotate (0.785398163397448) translate (14.75cm 11.22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5cm" svg:height="0.75cm" draw:transform="rotate (0.785398163397448) translate (15.939cm 11.47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5cm" svg:height="0.75cm" draw:transform="rotate (0.785398163397448) translate (17cm 11.97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5cm" svg:height="0.75cm" draw:transform="rotate (0.785398163397448) translate (3cm 11.72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5cm" svg:height="0.75cm" draw:transform="rotate (0.785398163397448) translate (4cm 11.97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5cm" svg:height="0.75cm" draw:transform="rotate (0.785398163397448) translate (2.189cm 10.72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5cm" svg:height="0.75cm" draw:transform="rotate (0.785398163397448) translate (1.75cm 9.72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75cm" svg:height="0.75cm" draw:transform="rotate (0.785398163397448) translate (1.939cm 8.72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75cm" svg:height="0.75cm" draw:transform="rotate (0.785398163397448) translate (2.689cm 7.97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75cm" svg:height="0.75cm" draw:transform="rotate (0.785398163397448) translate (2.69cm 7.97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75cm" svg:height="0.75cm" draw:transform="rotate (0.785398163397448) translate (3.939cm 8.03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75cm" svg:height="0.75cm" draw:transform="rotate (0.785398163397448) translate (5cm 8.53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75cm" svg:height="0.75cm" draw:transform="rotate (0.785398163397448) translate (6.25cm 8.97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75cm" svg:height="0.75cm" draw:transform="rotate (0.785398163397448) translate (7.25cm 8.97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75cm" svg:height="0.75cm" draw:transform="rotate (0.785398163397448) translate (8.439cm 8.78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75cm" svg:height="0.75cm" draw:transform="rotate (0.785398163397448) translate (9.5cm 8.97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75cm" svg:height="0.75cm" draw:transform="rotate (0.785398163397448) translate (10.689cm 8.53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75cm" svg:height="0.75cm" draw:transform="rotate (0.785398163397448) translate (11.75cm 8.22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75cm" svg:height="0.75cm" draw:transform="rotate (0.785398163397448) translate (13.25cm 7.78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75cm" svg:height="0.75cm" draw:transform="rotate (0.785398163397448) translate (14.5cm 7.47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75cm" svg:height="0.75cm" draw:transform="rotate (0.785398163397448) translate (15.689cm 7.03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cm" svg:height="1.25cm" svg:x="3.9cm" svg:y="1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5cm" svg:height="1.25cm" svg:x="4.901cm" svg:y="7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5cm" svg:height="0.75cm" draw:transform="rotate (0.785398163397448) translate (17.75cm 12.53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5cm" svg:height="0.75cm" draw:transform="rotate (0.785398163397448) translate (17.689cm 13.53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75cm" svg:height="0.75cm" draw:transform="rotate (0.785398163397448) translate (17cm 14.47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75cm" svg:height="0.75cm" draw:transform="rotate (0.785398163397448) translate (16.001cm 15.17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75cm" svg:height="0.75cm" draw:transform="rotate (0.785398163397448) translate (15cm 15.47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75cm" svg:height="0.75cm" draw:transform="rotate (0.785398163397448) translate (14.189cm 14.97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75cm" svg:height="0.75cm" draw:transform="rotate (0.785398163397448) translate (13.189cm 14.53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75cm" svg:height="0.75cm" draw:transform="rotate (0.785398163397448) translate (12cm 14.47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75cm" svg:height="0.75cm" draw:transform="rotate (0.785398163397448) translate (11.489cm 15.12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75cm" svg:height="0.75cm" draw:transform="rotate (0.785398163397448) translate (10.439cm 14.53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75cm" svg:height="0.75cm" draw:transform="rotate (0.785398163397448) translate (9.439cm 14.22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75cm" svg:height="0.75cm" draw:transform="rotate (0.785398163397448) translate (8cm 14.47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75cm" svg:height="0.75cm" draw:transform="rotate (0.785398163397448) translate (6.939cm 14.97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75cm" svg:height="0.75cm" draw:transform="rotate (0.785398163397448) translate (5.5cm 15.47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75cm" svg:height="0.75cm" draw:transform="rotate (0.785398163397448) translate (4.439cm 15.28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75cm" svg:height="0.75cm" draw:transform="rotate (0.785398163397448) translate (3.439cm 15.53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75cm" svg:height="0.75cm" draw:transform="rotate (0.785398163397448) translate (2.439cm 16.03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75cm" svg:height="0.75cm" draw:transform="rotate (0.785398163397448) translate (2.439cm 17.22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75cm" svg:height="0.75cm" draw:transform="rotate (0.785398163397448) translate (3cm 17.97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25cm" svg:height="1.25cm" svg:x="3.35cm" svg:y="14.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17cm" svg:y1="13.65cm" svg:x2="19cm" svg:y2="14.4cm">
          <text:p/>
        </draw:line>
        <draw:line draw:style-name="gr7" draw:text-style-name="P1" draw:layer="layout" svg:x1="1.25cm" svg:y1="9.1cm" svg:x2="3.25cm" svg:y2="9.35cm">
          <text:p/>
        </draw:line>
        <draw:frame draw:style-name="gr8" draw:text-style-name="P7" draw:layer="layout" svg:width="1.25cm" svg:height="1cm" svg:x="18.75cm" svg:y="13.25cm">
          <draw:text-box>
            <text:p text:style-name="P6">13</text:p>
          </draw:text-box>
        </draw:frame>
        <draw:frame draw:style-name="gr8" draw:text-style-name="P9" draw:layer="layout" svg:width="1.25cm" svg:height="1cm" svg:x="18.25cm" svg:y="14.55cm">
          <draw:text-box>
            <text:p text:style-name="P8">13</text:p>
          </draw:text-box>
        </draw:frame>
        <draw:frame draw:style-name="gr8" draw:text-style-name="P7" draw:layer="layout" svg:width="1.25cm" svg:height="1cm" svg:x="1.15cm" svg:y="9.25cm">
          <draw:text-box>
            <text:p text:style-name="P6">3</text:p>
          </draw:text-box>
        </draw:frame>
        <draw:frame draw:style-name="gr8" draw:text-style-name="P11" draw:layer="layout" svg:width="1.25cm" svg:height="1cm" svg:x="1.25cm" svg:y="8.15cm">
          <draw:text-box>
            <text:p text:style-name="P10">3</text:p>
          </draw:text-box>
        </draw:frame>
        <draw:custom-shape draw:style-name="gr5" draw:text-style-name="P4" draw:layer="layout" svg:width="1.25cm" svg:height="1.25cm" svg:x="20.35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2.75cm" svg:height="1cm" svg:x="21.85cm" svg:y="8.05cm">
          <draw:text-box>
            <text:p>Centres</text:p>
          </draw:text-box>
        </draw:frame>
        <draw:line draw:style-name="gr1" draw:text-style-name="P1" draw:layer="layout" svg:x1="20.2cm" svg:y1="9.9cm" svg:x2="21.7cm" svg:y2="9.9cm">
          <text:p/>
        </draw:line>
        <draw:frame draw:style-name="gr8" draw:text-style-name="P12" draw:layer="layout" svg:width="3.65cm" svg:height="1cm" svg:x="21.85cm" svg:y="9.4cm">
          <draw:text-box>
            <text:p>Segment</text:p>
          </draw:text-box>
        </draw:frame>
        <draw:line draw:style-name="gr9" draw:text-style-name="P1" draw:layer="layout" svg:x1="11cm" svg:y1="7.75cm" svg:x2="9.25cm" svg:y2="8cm">
          <text:p/>
        </draw:line>
        <draw:line draw:style-name="gr9" draw:text-style-name="P1" draw:layer="layout" svg:x1="15.501cm" svg:y1="6.274cm" svg:x2="14.001cm" svg:y2="6.774cm">
          <text:p/>
        </draw:line>
        <draw:line draw:style-name="gr9" draw:text-style-name="P1" draw:layer="layout" svg:x1="4.592cm" svg:y1="7.131cm" svg:x2="2.842cm" svg:y2="7.131cm">
          <text:p/>
        </draw:line>
        <draw:line draw:style-name="gr9" draw:text-style-name="P1" draw:layer="layout" svg:x1="1.75cm" svg:y1="10.75cm" svg:x2="2.75cm" svg:y2="12cm">
          <text:p/>
        </draw:line>
        <draw:line draw:style-name="gr9" draw:text-style-name="P1" draw:layer="layout" svg:x1="6.75cm" svg:y1="12.25cm" svg:x2="8.25cm" svg:y2="12cm">
          <text:p/>
        </draw:line>
        <draw:line draw:style-name="gr9" draw:text-style-name="P1" draw:layer="layout" svg:x1="17.157cm" svg:y1="13.014cm" svg:x2="16.5cm" svg:y2="14.25cm">
          <text:p/>
        </draw:line>
        <draw:line draw:style-name="gr9" draw:text-style-name="P1" draw:layer="layout" svg:x1="12.407cm" svg:y1="11.816cm" svg:x2="14cm" svg:y2="12.052cm">
          <text:p/>
        </draw:line>
        <draw:line draw:style-name="gr9" draw:text-style-name="P1" draw:layer="layout" svg:x1="9.5cm" svg:y1="13.619cm" svg:x2="7.75cm" svg:y2="13.869cm">
          <text:p/>
        </draw:line>
        <draw:line draw:style-name="gr9" draw:text-style-name="P1" draw:layer="layout" svg:x1="14.751cm" svg:y1="13.949cm" svg:x2="13.094cm" svg:y2="13.699cm">
          <text:p/>
        </draw:line>
        <draw:line draw:style-name="gr9" draw:text-style-name="P1" draw:layer="layout" svg:x1="3.75cm" svg:y1="14.5cm" svg:x2="2.5cm" svg:y2="15.5cm">
          <text:p/>
        </draw:line>
        <draw:line draw:style-name="gr9" draw:text-style-name="P1" draw:layer="layout" svg:x1="20.25cm" svg:y1="11.45cm" svg:x2="21.75cm" svg:y2="11.45cm">
          <text:p/>
        </draw:line>
        <draw:frame draw:style-name="gr10" draw:text-style-name="P12" draw:layer="layout" svg:width="4.25cm" svg:height="2.384cm" svg:x="21.85cm" svg:y="10.55cm">
          <draw:text-box>
            <text:p>Sens de prospection</text:p>
          </draw:text-box>
        </draw:frame>
        <draw:frame draw:style-name="gr8" draw:text-style-name="P7" draw:layer="layout" svg:width="1.25cm" svg:height="1cm" svg:x="20.35cm" svg:y="13.1cm">
          <draw:text-box>
            <text:p text:style-name="P6">13</text:p>
          </draw:text-box>
        </draw:frame>
        <draw:frame draw:style-name="gr10" draw:text-style-name="P12" draw:layer="layout" svg:width="4.25cm" svg:height="2.384cm" svg:x="21.85cm" svg:y="12.35cm">
          <draw:text-box>
            <text:p>Nombre de points sur la section</text:p>
          </draw:text-box>
        </draw:frame>
        <draw:custom-shape draw:style-name="gr11" draw:text-style-name="P1" draw:layer="layout" svg:width="6cm" svg:height="7.5cm" svg:x="20cm" svg:y="7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2" draw:display-name="Extrémités de flèche 2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03T10:57:44.559577506</meta:creation-date>
    <dc:date>2025-07-03T11:26:59.660942690</dc:date>
    <meta:editing-duration>PT7M41S</meta:editing-duration>
    <meta:editing-cycles>1</meta:editing-cycles>
    <meta:document-statistic meta:object-count="77"/>
    <meta:generator>LibreOffice/7.3.7.2$Linux_X86_64 LibreOffice_project/30$Build-2</meta:generator>
  </office:meta>
</office:document-meta>
</file>